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83a1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a0d8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0961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6dcc1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70961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3f05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930bb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aae07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3dc0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d817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f2823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f2823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37d9f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6a172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ed683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619e73" officeooo:paragraph-rsid="00619e73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38079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6a172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ed683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6bea80" officeooo:paragraph-rsid="006bea80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6dcc14" officeooo:paragraph-rsid="006dcc14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6ed683" officeooo:paragraph-rsid="006ed683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709615" officeooo:paragraph-rsid="00709615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7aae07" officeooo:paragraph-rsid="007aae07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7b3dc0" officeooo:paragraph-rsid="007b3dc0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7f0b3c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officeooo:paragraph-rsid="00469e73"/>
    </style:style>
    <style:style style:name="P127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128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dcc14" officeooo:paragraph-rsid="00709615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c8de" officeooo:paragraph-rsid="006ed683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b84a" officeooo:paragraph-rsid="0071b84a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1b84a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3f05d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73624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930bb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ed683" officeooo:paragraph-rsid="0071b84a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3f05d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73624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d340" officeooo:paragraph-rsid="0075d340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09615" officeooo:paragraph-rsid="0075d340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73624" officeooo:paragraph-rsid="00773624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930bb" officeooo:paragraph-rsid="007930bb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71b84a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weight="bold" officeooo:rsid="00057710" officeooo:paragraph-rsid="00619e73" style:font-weight-asian="bold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weight="bold" officeooo:rsid="00057710" officeooo:paragraph-rsid="00637d9f" style:font-weight-asian="bold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weight="bold" officeooo:rsid="00057710" officeooo:paragraph-rsid="0066a172" style:font-weight-asian="bold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weight="bold" officeooo:rsid="00057710" officeooo:paragraph-rsid="00683a17" style:font-weight-asian="bold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weight="bold" officeooo:rsid="00057710" officeooo:paragraph-rsid="006a0d89" style:font-weight-asian="bold" style:font-weight-complex="bold"/>
    </style:style>
    <style:style style:name="P160" style:family="paragraph" style:parent-style-name="Standard">
      <style:paragraph-properties fo:text-align="start" style:justify-single-word="false"/>
      <style:text-properties fo:font-weight="bold" officeooo:rsid="00057710" officeooo:paragraph-rsid="006dcc14" style:font-weight-asian="bold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weight="bold" officeooo:rsid="00057710" officeooo:paragraph-rsid="006ed683" style:font-weight-asian="bold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weight="bold" officeooo:rsid="006dcc14" officeooo:paragraph-rsid="006dcc14" style:font-weight-asian="bold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weight="normal" officeooo:rsid="00619e73" officeooo:paragraph-rsid="00619e73" style:font-weight-asian="normal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weight="normal" officeooo:rsid="00683a17" officeooo:paragraph-rsid="00683a17" style:font-weight-asian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weight="normal" officeooo:rsid="00683a17" officeooo:paragraph-rsid="006a0d89" style:font-weight-asian="normal" style:font-weight-complex="normal"/>
    </style:style>
    <style:style style:name="P166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 fo:break-before="pag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 fo:break-before="page"/>
      <style:text-properties fo:font-weight="bold" officeooo:rsid="00057710" officeooo:paragraph-rsid="006ed683" style:font-weight-asian="bold" style:font-weight-complex="bold"/>
    </style:style>
    <style:style style:name="P174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75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76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77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7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17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18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18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18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18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18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18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8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8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188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189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190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191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92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93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194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195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196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197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198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199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200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201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202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203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204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205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206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207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208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209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7bd817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047df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047df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047df" style:font-size-asian="10.5pt" style:font-weight-asian="bold" style:font-size-complex="12pt" style:font-weight-complex="bold"/>
    </style:style>
    <style:style style:name="P214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weight="normal" officeooo:rsid="006def41" style:font-weight-asian="normal" style:font-weight-complex="normal"/>
    </style:style>
    <style:style style:name="T19" style:family="text">
      <style:text-properties fo:font-weight="normal" officeooo:rsid="00709615" style:font-weight-asian="normal" style:font-weight-complex="normal"/>
    </style:style>
    <style:style style:name="T20" style:family="text">
      <style:text-properties fo:font-size="12pt" fo:font-weight="normal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6def41" style:font-size-asian="10.5pt" style:font-weight-asian="normal" style:font-size-complex="12pt" style:font-weight-complex="normal"/>
    </style:style>
    <style:style style:name="T27" style:family="text">
      <style:text-properties fo:font-size="12pt" style:font-size-asian="10.5pt" style:font-size-complex="12pt"/>
    </style:style>
    <style:style style:name="T28" style:family="text">
      <style:text-properties fo:font-size="12pt" officeooo:rsid="002b3e77" style:font-size-asian="10.5pt" style:font-size-complex="12pt"/>
    </style:style>
    <style:style style:name="T29" style:family="text">
      <style:text-properties fo:font-size="12pt" officeooo:rsid="00486edb" style:font-size-asian="10.5pt" style:font-size-complex="12pt"/>
    </style:style>
    <style:style style:name="T30" style:family="text">
      <style:text-properties fo:font-size="12pt" officeooo:rsid="00335337" style:font-size-asian="10.5pt" style:font-size-complex="12pt"/>
    </style:style>
    <style:style style:name="T31" style:family="text">
      <style:text-properties fo:font-size="12pt" officeooo:rsid="002b0c67" style:font-size-asian="10.5pt" style:font-size-complex="12pt"/>
    </style:style>
    <style:style style:name="T32" style:family="text">
      <style:text-properties fo:font-size="12pt" officeooo:rsid="004a7bfc" style:font-size-asian="10.5pt" style:font-size-complex="12pt"/>
    </style:style>
    <style:style style:name="T33" style:family="text">
      <style:text-properties fo:font-size="12pt" officeooo:rsid="00527044" style:font-size-asian="10.5pt" style:font-size-complex="12pt"/>
    </style:style>
    <style:style style:name="T34" style:family="text">
      <style:text-properties fo:font-size="12pt" officeooo:rsid="00546cea" style:font-size-asian="10.5pt" style:font-size-complex="12pt"/>
    </style:style>
    <style:style style:name="T35" style:family="text">
      <style:text-properties fo:font-size="12pt" officeooo:rsid="0055bf67" style:font-size-asian="10.5pt" style:font-size-complex="12pt"/>
    </style:style>
    <style:style style:name="T36" style:family="text">
      <style:text-properties fo:font-size="12pt" officeooo:rsid="00591212" style:font-size-asian="10.5pt" style:font-size-complex="12pt"/>
    </style:style>
    <style:style style:name="T37" style:family="text">
      <style:text-properties fo:font-size="12pt" officeooo:rsid="00597b44" style:font-size-asian="10.5pt" style:font-size-complex="12pt"/>
    </style:style>
    <style:style style:name="T38" style:family="text">
      <style:text-properties fo:font-size="12pt" officeooo:rsid="0059c8de" style:font-size-asian="10.5pt" style:font-size-complex="12pt"/>
    </style:style>
    <style:style style:name="T39" style:family="text">
      <style:text-properties fo:font-size="12pt" officeooo:rsid="005b1080" style:font-size-asian="10.5pt" style:font-size-complex="12pt"/>
    </style:style>
    <style:style style:name="T40" style:family="text">
      <style:text-properties fo:font-size="12pt" officeooo:rsid="005c2d08" style:font-size-asian="10.5pt" style:font-size-complex="12pt"/>
    </style:style>
    <style:style style:name="T41" style:family="text">
      <style:text-properties fo:font-size="12pt" officeooo:rsid="005cf306" style:font-size-asian="10.5pt" style:font-size-complex="12pt"/>
    </style:style>
    <style:style style:name="T42" style:family="text">
      <style:text-properties fo:font-size="12pt" officeooo:rsid="00619e73" style:font-size-asian="10.5pt" style:font-size-complex="12pt"/>
    </style:style>
    <style:style style:name="T43" style:family="text">
      <style:text-properties fo:font-size="12pt" officeooo:rsid="00637d9f" style:font-size-asian="10.5pt" style:font-size-complex="12pt"/>
    </style:style>
    <style:style style:name="T44" style:family="text">
      <style:text-properties fo:font-size="12pt" officeooo:rsid="0066a172" style:font-size-asian="10.5pt" style:font-size-complex="12pt"/>
    </style:style>
    <style:style style:name="T45" style:family="text">
      <style:text-properties fo:font-size="12pt" officeooo:rsid="00683a17" style:font-size-asian="10.5pt" style:font-size-complex="12pt"/>
    </style:style>
    <style:style style:name="T46" style:family="text">
      <style:text-properties fo:font-size="12pt" officeooo:rsid="006a0d89" style:font-size-asian="10.5pt" style:font-size-complex="12pt"/>
    </style:style>
    <style:style style:name="T47" style:family="text">
      <style:text-properties fo:font-size="12pt" officeooo:rsid="006a4e42" style:font-size-asian="10.5pt" style:font-size-complex="12pt"/>
    </style:style>
    <style:style style:name="T48" style:family="text">
      <style:text-properties fo:font-size="12pt" officeooo:rsid="006dcc14" style:font-size-asian="10.5pt" style:font-size-complex="12pt"/>
    </style:style>
    <style:style style:name="T49" style:family="text">
      <style:text-properties fo:font-size="12pt" officeooo:rsid="006ed683" style:font-size-asian="10.5pt" style:font-size-complex="12pt"/>
    </style:style>
    <style:style style:name="T50" style:family="text">
      <style:text-properties style:font-name="Liberation Serif"/>
    </style:style>
    <style:style style:name="T51" style:family="text">
      <style:text-properties style:font-name="Liberation Serif" officeooo:rsid="00469e73"/>
    </style:style>
    <style:style style:name="T52" style:family="text">
      <style:text-properties style:font-name="Liberation Serif" officeooo:rsid="006dcc14"/>
    </style:style>
    <style:style style:name="T53" style:family="text">
      <style:text-properties officeooo:rsid="0046e4b3"/>
    </style:style>
    <style:style style:name="T54" style:family="text">
      <style:text-properties officeooo:rsid="00486edb"/>
    </style:style>
    <style:style style:name="T55" style:family="text">
      <style:text-properties officeooo:rsid="004a7bfc"/>
    </style:style>
    <style:style style:name="T56" style:family="text">
      <style:text-properties officeooo:rsid="004b7e53"/>
    </style:style>
    <style:style style:name="T57" style:family="text">
      <style:text-properties officeooo:rsid="005039e1"/>
    </style:style>
    <style:style style:name="T58" style:family="text">
      <style:text-properties officeooo:rsid="00527044"/>
    </style:style>
    <style:style style:name="T59" style:family="text">
      <style:text-properties officeooo:rsid="0054517a"/>
    </style:style>
    <style:style style:name="T60" style:family="text">
      <style:text-properties officeooo:rsid="00546cea"/>
    </style:style>
    <style:style style:name="T61" style:family="text">
      <style:text-properties officeooo:rsid="0055bf67"/>
    </style:style>
    <style:style style:name="T62" style:family="text">
      <style:text-properties officeooo:rsid="004c20d1"/>
    </style:style>
    <style:style style:name="T63" style:family="text">
      <style:text-properties officeooo:rsid="00591212"/>
    </style:style>
    <style:style style:name="T64" style:family="text">
      <style:text-properties officeooo:rsid="005b1080"/>
    </style:style>
    <style:style style:name="T65" style:family="text">
      <style:text-properties officeooo:rsid="005c2d08"/>
    </style:style>
    <style:style style:name="T66" style:family="text">
      <style:text-properties officeooo:rsid="005f2823"/>
    </style:style>
    <style:style style:name="T67" style:family="text">
      <style:text-properties officeooo:rsid="0059c8de"/>
    </style:style>
    <style:style style:name="T68" style:family="text">
      <style:text-properties officeooo:rsid="00638079"/>
    </style:style>
    <style:style style:name="T69" style:family="text">
      <style:text-properties officeooo:rsid="0066a172"/>
    </style:style>
    <style:style style:name="T70" style:family="text">
      <style:text-properties officeooo:rsid="006ed683"/>
    </style:style>
    <style:style style:name="T71" style:family="text">
      <style:text-properties officeooo:rsid="006dcc14"/>
    </style:style>
    <style:style style:name="T72" style:family="text">
      <style:text-properties officeooo:rsid="00709615"/>
    </style:style>
    <style:style style:name="T73" style:family="text">
      <style:text-properties officeooo:rsid="0071b84a"/>
    </style:style>
    <style:style style:name="T74" style:family="text">
      <style:text-properties officeooo:rsid="0072794f"/>
    </style:style>
    <style:style style:name="T75" style:family="text">
      <style:text-properties officeooo:rsid="0075d340"/>
    </style:style>
    <style:style style:name="T76" style:family="text">
      <style:text-properties officeooo:rsid="00773624"/>
    </style:style>
    <style:style style:name="T77" style:family="text">
      <style:text-properties officeooo:rsid="007930bb"/>
    </style:style>
    <style:style style:name="T78" style:family="text">
      <style:text-properties officeooo:rsid="007aae07"/>
    </style:style>
    <style:style style:name="T79" style:family="text">
      <style:text-properties officeooo:rsid="007b3dc0"/>
    </style:style>
    <style:style style:name="T80" style:family="text">
      <style:text-properties officeooo:rsid="007bd817"/>
    </style:style>
    <style:style style:name="T81" style:family="text">
      <style:text-properties officeooo:rsid="008047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32"/>
      <text:p text:style-name="P32">Presentació assignatura</text:p>
      <text:p text:style-name="P42">Comentem web assignatura</text:p>
      <text:p text:style-name="P55">Comentem unitats </text:p>
      <text:list xml:id="list3700320112607740080" text:style-name="L1">
        <text:list-item>
          <text:p text:style-name="P174"><text:a xlink:type="simple" xlink:href="https://paulinoposada.github.io/web_e/web_e_2425/documents/apunts/unitat_1_ley_ohm/e_apunts_ud_1_1_gs.pdf">1.1 Circuit elèctric</text:a></text:p>
        </text:list-item>
        <text:list-item>
          <text:p text:style-name="P174"><text:a xlink:type="simple" xlink:href="https://paulinoposada.github.io/web_e/web_e_2425/documents/apunts/unitat_1_ley_ohm/e_apunts_ud_1_2_gs.pdf">1.2 Llei d'ohm</text:a></text:p>
        </text:list-item>
        <text:list-item>
          <text:p text:style-name="P174"><text:a xlink:type="simple" xlink:href="https://paulinoposada.github.io/web_e/web_e_2425/documents/apunts/unitat_2_seguridad/e_apunts_ud_2_1_gs.pdf">2 Seguretat</text:a></text:p>
        </text:list-item>
        <text:list-item>
          <text:p text:style-name="P174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75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42"/>
      <text:p text:style-name="P42"/>
      <text:p text:style-name="P3">Di<text:span text:style-name="T3">jous</text:span><text:tab/><text:tab/><text:tab/><text:tab/>2<text:span text:style-name="T3">6</text:span>/09/2<text:span text:style-name="T1">4</text:span></text:p>
      <text:p text:style-name="P33"/>
      <text:p text:style-name="P43">Comentem </text:p>
      <text:list xml:id="list5523394374170594477" text:style-name="L2">
        <text:list-item>
          <text:p text:style-name="P176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193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76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56"/>
      <text:p text:style-name="P56"/>
      <text:p text:style-name="P4">Di<text:span text:style-name="T5">vendres</text:span><text:tab/><text:tab/><text:tab/>2<text:span text:style-name="T5">7</text:span>/09/2<text:span text:style-name="T1">4</text:span></text:p>
      <text:p text:style-name="P34"/>
      <text:p text:style-name="P44">Comentem </text:p>
      <text:list xml:id="list234454420483084" text:continue-numbering="true" text:style-name="L2">
        <text:list-item>
          <text:p text:style-name="P177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62"/>
      <text:p text:style-name="P62"/>
      <text:p text:style-name="P62"/>
      <text:p text:style-name="P62"/>
      <text:p text:style-name="P62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34"/>
      <text:p text:style-name="P57">Comentem <text:s/></text:p>
      <text:list xml:id="list234453438344785" text:continue-list="list3700320112607740080" text:style-name="L1">
        <text:list-item>
          <text:p text:style-name="P178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179">Programa de simulació Cade Simu</text:p>
        </text:list-item>
      </text:list>
      <text:p text:style-name="P44"/>
      <text:p text:style-name="P44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34"/>
      <text:p text:style-name="P44">Comentem </text:p>
      <text:list xml:id="list8878769481359540680" text:style-name="L3">
        <text:list-item>
          <text:p text:style-name="P188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194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194">Baixem al taller i comentem connexió font d'alimentació de PC que utilitzarem per les pràctiques de cc.</text:p>
          <text:p text:style-name="P195"><text:s/></text:p>
        </text:list-item>
      </text:list>
      <text:p text:style-name="P57"/>
      <text:p text:style-name="P57"/>
      <text:p text:style-name="P166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34"/>
      <text:p text:style-name="P44">Comentem </text:p>
      <text:list xml:id="list234453678174412" text:continue-numbering="true" text:style-name="L3">
        <text:list-item>
          <text:p text:style-name="P202">Baixem al taller i feim practiques amb circuits pont.</text:p>
        </text:list-item>
      </text:list>
      <text:p text:style-name="P63"/>
      <text:p text:style-name="P63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35"/>
      <text:p text:style-name="P58">Comentem <text:s/></text:p>
      <text:list xml:id="list234453834117878" text:continue-list="list234453438344785" text:style-name="L1">
        <text:list-item>
          <text:p text:style-name="P180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180"/>
        </text:list-item>
      </text:list>
      <text:p text:style-name="P45"/>
      <text:p text:style-name="P45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35"/>
      <text:p text:style-name="P45">Comentem </text:p>
      <text:list xml:id="list2011706343932639039" text:style-name="L4">
        <text:list-item>
          <text:p text:style-name="P203">Comentem pràctica Wheatstone amb dos diodes, corrent per la diagonal en els següents casos: </text:p>
          <text:p text:style-name="P203">cas 1: potenciòmetre a màxima resistència </text:p>
          <text:p text:style-name="P203">cas 2: potenciòmetre a resistència igual a R3</text:p>
          <text:p text:style-name="P203">cas 3: potenciòmetrea a mínima resistència</text:p>
        </text:list-item>
        <text:list-item>
          <text:p text:style-name="P189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203"/>
          <text:p text:style-name="P196"><text:s/></text:p>
        </text:list-item>
      </text:list>
      <text:p text:style-name="P58"/>
      <text:p text:style-name="P58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35"/>
      <text:p text:style-name="P45">Comentem </text:p>
      <text:list xml:id="list234454142638923" text:continue-numbering="true" text:style-name="L4">
        <text:list-item>
          <text:p text:style-name="P189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64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36"/>
      <text:p text:style-name="P59">Comentem <text:s/></text:p>
      <text:list xml:id="list234454265783303" text:continue-list="list234453834117878" text:style-name="L1">
        <text:list-item>
          <text:p text:style-name="P181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181"/>
        </text:list-item>
      </text:list>
      <text:p text:style-name="P46"/>
      <text:p text:style-name="P46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36"/>
      <text:p text:style-name="P46">Comentem </text:p>
      <text:list xml:id="list3358779778392715005" text:style-name="L5">
        <text:list-item>
          <text:p text:style-name="P205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205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204"/>
          <text:p text:style-name="P197"><text:s/></text:p>
        </text:list-item>
      </text:list>
      <text:p text:style-name="P59"/>
      <text:p text:style-name="P59"/>
      <text:p text:style-name="P6"/>
      <text:p text:style-name="P167">Di<text:span text:style-name="T5">vendres</text:span><text:tab/><text:tab/><text:tab/><text:span text:style-name="T8">18</text:span>/<text:span text:style-name="T6">10</text:span>/2<text:span text:style-name="T1">4</text:span></text:p>
      <text:p text:style-name="P36"/>
      <text:p text:style-name="P46">Comentem </text:p>
      <text:list xml:id="list234454581210711" text:continue-numbering="true" text:style-name="L5">
        <text:list-item>
          <text:p text:style-name="P208">Comentem <text:a xlink:type="simple" xlink:href="https://paulinoposada.github.io/web_e/web_e_2425/documents/ta.pdf">tasca 5</text:a>.</text:p>
        </text:list-item>
        <text:list-item>
          <text:p text:style-name="P206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67"/>
      <text:p text:style-name="P67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37"/>
      <text:p text:style-name="P60">Comentem <text:s/></text:p>
      <text:list xml:id="list234453675188352" text:continue-list="list234454265783303" text:style-name="L1">
        <text:list-item>
          <text:p text:style-name="P207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182"><text:span text:style-name="T11">Comenc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182"/>
        </text:list-item>
      </text:list>
      <text:p text:style-name="P47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47"/>
      <text:list xml:id="list5604621893038369049" text:style-name="L6">
        <text:list-item>
          <text:p text:style-name="P190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</text:span></text:p>
          <text:p text:style-name="P198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126"><text:span text:style-name="T21">Comencem a comentar apartat 1.2 </text:span><text:span text:style-name="T50">La derivada y ejemplos de tensiones variables </text:span><text:span text:style-name="T51">(fins pàg. 13)</text:span></text:p>
      <text:p text:style-name="P128">Comentem exercici 1.2-1</text:p>
      <text:p text:style-name="P127"/>
      <text:p text:style-name="P127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38"/>
      <text:p text:style-name="P61">Comentem <text:s/></text:p>
      <text:list xml:id="list234454657660452" text:continue-list="list234453675188352" text:style-name="L1">
        <text:list-item>
          <text:p text:style-name="P209">Treball autònom 9</text:p>
        </text:list-item>
        <text:list-item>
          <text:p text:style-name="P214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, </text:span><text:span text:style-name="T24">terminem de comentar apartat 1.2 </text:span><text:span text:style-name="T50">La derivada y ejemplos de tensiones variables</text:span></text:p>
        </text:list-item>
        <text:list-item>
          <text:p text:style-name="P183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184"/>
        </text:list-item>
      </text:list>
      <text:p text:style-name="P48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68"/>
      <text:p text:style-name="P68">Lliure triat pel centre</text:p>
      <text:list xml:id="list6938661704429583586" text:style-name="L7">
        <text:list-header>
          <text:p text:style-name="P199"><text:s/></text:p>
        </text:list-header>
      </text:list>
      <text:p text:style-name="P9">Di<text:span text:style-name="T5">vendres</text:span><text:tab/><text:tab/><text:tab/><text:span text:style-name="T53">01</text:span>/<text:span text:style-name="T6">11</text:span>/2<text:span text:style-name="T1">4</text:span></text:p>
      <text:p text:style-name="P9"/>
      <text:p text:style-name="P68">Tots Sants</text:p>
      <text:p text:style-name="P9"/>
      <text:p text:style-name="P145"/>
      <text:p text:style-name="P145"><text:span text:style-name="T27">Di</text:span><text:span text:style-name="T28">mecres</text:span><text:span text:style-name="T27"><text:tab/><text:tab/><text:tab/></text:span><text:span text:style-name="T29">06</text:span><text:span text:style-name="T27">/</text:span><text:span text:style-name="T30">11</text:span><text:span text:style-name="T27">/2</text:span><text:span text:style-name="T31">4</text:span></text:p>
      <text:p text:style-name="P39"/>
      <text:p text:style-name="P69"><text:a xlink:type="simple" xlink:href="https://paulinoposada.github.io/web_e/web_e_2425/documents/examens/241106_ome_map33a_examen_sol.pdf">Examen</text:a></text:p>
      <text:list xml:id="list234454904542154" text:continue-list="list234454657660452" text:style-name="L1">
        <text:list-header>
          <text:p text:style-name="P185"/>
        </text:list-header>
      </text:list>
      <text:p text:style-name="P49"/>
      <text:p text:style-name="P10"/>
      <text:p text:style-name="P168">Di<text:span text:style-name="T3">jous</text:span><text:tab/><text:tab/><text:tab/><text:tab/><text:span text:style-name="T54">07</text:span>/<text:span text:style-name="T6">11</text:span>/2<text:span text:style-name="T1">4</text:span></text:p>
      <text:p text:style-name="P49"/>
      <text:list xml:id="list2365006266747239773" text:style-name="L8">
        <text:list-item>
          <text:p text:style-name="P191"><text:span text:style-name="T54">Comentem solució de l'</text:span><text:a xlink:type="simple" xlink:href="https://paulinoposada.github.io/web_e/web_e_2425/documents/examens/241106_ome_map33a_examen_sol.pdf"><text:span text:style-name="T54">examen</text:span></text:a><text:span text:style-name="T54">.</text:span></text:p>
          <text:p text:style-name="P200"><text:s/></text:p>
        </text:list-item>
      </text:list>
      <text:p text:style-name="P10"/>
      <text:p text:style-name="P10">Di<text:span text:style-name="T5">vendres</text:span><text:tab/><text:tab/><text:tab/><text:span text:style-name="T54">08</text:span>/<text:span text:style-name="T6">11</text:span>/2<text:span text:style-name="T1">4</text:span></text:p>
      <text:p text:style-name="P10"/>
      <text:p text:style-name="P145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. </text:span><text:span text:style-name="T25">Comentem gràfics pàg. 19, comencem apartat 1.3 Capacitat d'un condensador.</text:span></text:p>
      <text:p text:style-name="P146"/>
      <text:p text:style-name="P146"/>
      <text:p text:style-name="P146"><text:span text:style-name="T27">Di</text:span><text:span text:style-name="T28">mecres</text:span><text:span text:style-name="T27"><text:tab/><text:tab/><text:tab/></text:span><text:span text:style-name="T32">13</text:span><text:span text:style-name="T27">/</text:span><text:span text:style-name="T30">11</text:span><text:span text:style-name="T27">/2</text:span><text:span text:style-name="T31">4</text:span></text:p>
      <text:p text:style-name="P40"/>
      <text:p text:style-name="P125">Baixat al taller, continuat amb <text:a xlink:type="simple" xlink:href="https://paulinoposada.github.io/web_e/web_e_2425/documents/practiques/practica_motor_1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234454567024187" text:continue-list="list234454904542154" text:style-name="L1">
        <text:list-header>
          <text:p text:style-name="P186"/>
        </text:list-header>
      </text:list>
      <text:p text:style-name="P50"/>
      <text:p text:style-name="P11">Di<text:span text:style-name="T3">jous</text:span><text:tab/><text:tab/><text:tab/><text:tab/><text:span text:style-name="T55">14</text:span>/<text:span text:style-name="T6">11</text:span>/2<text:span text:style-name="T1">4</text:span></text:p>
      <text:p text:style-name="P70"/>
      <text:p text:style-name="P70"><text:span text:style-name="T56">Comentat treball </text:span><text:a xlink:type="simple" xlink:href="https://paulinoposada.github.io/web_e/web_e_2425/documents/ta/ta_09.pdf"><text:span text:style-name="T56">autonom 9</text:span></text:a><text:span text:style-name="T56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71">Terminat de comentar l'apartat 1.3 Capacidad de un condensador. </text:p>
      <text:p text:style-name="P72">Comentat apartat 1.4 Conexión serie/paralelo de condensadores</text:p>
      <text:p text:style-name="P73">Comentat apartat 1.5 Condensadores en la práctica</text:p>
      <text:p text:style-name="P73">Començat a comentar l'exercici 1.4-3 pàg. 36</text:p>
      <text:p text:style-name="P72"/>
      <text:list xml:id="list6644307235503359109" text:style-name="L9">
        <text:list-header>
          <text:p text:style-name="P192"/>
          <text:p text:style-name="P201"><text:s/></text:p>
        </text:list-header>
      </text:list>
      <text:p text:style-name="P11">Di<text:span text:style-name="T5">vendres</text:span><text:tab/><text:tab/><text:tab/><text:span text:style-name="T55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77">Comentat exercici <text:span text:style-name="T57">l'exercici 1.4-3 pàg. 36 </text:span>i treball <text:a xlink:type="simple" xlink:href="https://paulinoposada.github.io/web_e/web_e_2425/documents/ta/ta_11.pdf">autònom 11</text:a>.</text:p>
      <text:p text:style-name="P77"/>
      <text:p text:style-name="P77"/>
      <text:p text:style-name="P147"><text:span text:style-name="T27">Di</text:span><text:span text:style-name="T28">mecres</text:span><text:span text:style-name="T27"><text:tab/><text:tab/><text:tab/></text:span><text:span text:style-name="T33">20</text:span><text:span text:style-name="T27">/</text:span><text:span text:style-name="T30">11</text:span><text:span text:style-name="T27">/2</text:span><text:span text:style-name="T31">4</text:span></text:p>
      <text:p text:style-name="P41"/>
      <text:p text:style-name="P82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82"/>
      <text:p text:style-name="P82">Començat amb <text:a xlink:type="simple" xlink:href="https://paulinoposada.github.io/web_e/web_e_2425/documents/apunts/unitat_6_magnetisme/e_apunts_ud_6_gs.pdf">unitat 6</text:a>.</text:p>
      <text:p text:style-name="P82">Comentat apartat 1.1 Imanes permanentes.</text:p>
      <text:p text:style-name="P83">Comentat apartat 1.<text:span text:style-name="T59">2</text:span> <text:span text:style-name="T59">Electromagnetismo</text:span>.</text:p>
      <text:p text:style-name="P125">Baixat al taller, continuat amb <text:a xlink:type="simple" xlink:href="https://paulinoposada.github.io/web_e/web_e_2425/documents/practiques/practica_motor_1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234454860522646" text:continue-list="list234454567024187" text:style-name="L1">
        <text:list-header>
          <text:p text:style-name="P187"/>
        </text:list-header>
      </text:list>
      <text:p text:style-name="P51"/>
      <text:p text:style-name="P14">Di<text:span text:style-name="T3">jous</text:span><text:tab/><text:tab/><text:tab/><text:tab/><text:span text:style-name="T58">21</text:span>/<text:span text:style-name="T6">11</text:span>/2<text:span text:style-name="T1">4</text:span></text:p>
      <text:p text:style-name="P84"/>
      <text:p text:style-name="P84">Co<text:span text:style-name="T60">ntinuat</text:span> amb <text:a xlink:type="simple" xlink:href="https://paulinoposada.github.io/web_e/web_e_2425/documents/apunts/unitat_6_magnetisme/e_apunts_ud_6_gs.pdf">unitat 6</text:a>.</text:p>
      <text:p text:style-name="P94">Comentat apartat 1.4 Permeabilidad y saturación</text:p>
      <text:p text:style-name="P14"/>
      <text:p text:style-name="P14"/>
      <text:p text:style-name="P14"/>
      <text:p text:style-name="P169">Di<text:span text:style-name="T5">vendres</text:span><text:tab/><text:tab/><text:tab/><text:span text:style-name="T58">22</text:span>/<text:span text:style-name="T6">11</text:span>/2<text:span text:style-name="T1">4</text:span></text:p>
      <text:p text:style-name="P84"/>
      <text:p text:style-name="P84">Co<text:span text:style-name="T60">ntinuat</text:span> amb <text:a xlink:type="simple" xlink:href="https://paulinoposada.github.io/web_e/web_e_2425/documents/apunts/unitat_6_magnetisme/e_apunts_ud_6_gs.pdf">unitat 6</text:a>.</text:p>
      <text:p text:style-name="P94">Comentat apartat 1.4 Permeabilidad y saturación</text:p>
      <text:p text:style-name="P15"/>
      <text:p text:style-name="P78"/>
      <text:p text:style-name="P148"><text:span text:style-name="T27">Di</text:span><text:span text:style-name="T28">mecres</text:span><text:span text:style-name="T27"><text:tab/><text:tab/><text:tab/></text:span><text:span text:style-name="T33">2</text:span><text:span text:style-name="T34">7</text:span><text:span text:style-name="T27">/</text:span><text:span text:style-name="T30">11</text:span><text:span text:style-name="T27">/2</text:span><text:span text:style-name="T31">4</text:span></text:p>
      <text:p text:style-name="P94"/>
      <text:p text:style-name="P94">Preparació examen.</text:p>
      <text:p text:style-name="P65"/>
      <text:p text:style-name="P52"/>
      <text:p text:style-name="P15">Di<text:span text:style-name="T3">jous</text:span><text:tab/><text:tab/><text:tab/><text:tab/><text:span text:style-name="T58">28</text:span>/<text:span text:style-name="T6">11</text:span>/2<text:span text:style-name="T1">4</text:span></text:p>
      <text:p text:style-name="P94"/>
      <text:p text:style-name="P94">Examen</text:p>
      <text:p text:style-name="P74"/>
      <text:p text:style-name="P91"/>
      <text:p text:style-name="P91"/>
      <text:p text:style-name="P15">Di<text:span text:style-name="T5">vendres</text:span><text:tab/><text:tab/><text:tab/><text:span text:style-name="T58">22</text:span>/<text:span text:style-name="T6">11</text:span>/2<text:span text:style-name="T1">4</text:span></text:p>
      <text:p text:style-name="P79"/>
      <text:p text:style-name="P100">Comentem <text:a xlink:type="simple" xlink:href="https://paulinoposada.github.io/web_e/web_e_2425/documents/examens/241128_ome_map33a_examen_sol.pdf">solució examen</text:a></text:p>
      <text:p text:style-name="P78"/>
      <text:p text:style-name="P149"/>
      <text:p text:style-name="P149"><text:span text:style-name="T27">Di</text:span><text:span text:style-name="T28">mecres</text:span><text:span text:style-name="T27"><text:tab/><text:tab/><text:tab/></text:span><text:span text:style-name="T35">04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5"/>
      <text:p text:style-name="P85">Co<text:span text:style-name="T60">ntinuat</text:span> amb <text:a xlink:type="simple" xlink:href="https://paulinoposada.github.io/web_e/web_e_2425/documents/apunts/unitat_6_magnetisme/e_apunts_ud_6_gs.pdf">unitat 6</text:a>.</text:p>
      <text:p text:style-name="P101">Comentem apartat 1.5 Inducción electromagnética</text:p>
      <text:p text:style-name="P101">Comentem apartat 1.6 Inducción mutua</text:p>
      <text:p text:style-name="P101">Comentem els exercicis 1.12-6 i 7</text:p>
      <text:p text:style-name="P66"/>
      <text:p text:style-name="P53"/>
      <text:p text:style-name="P16">Di<text:span text:style-name="T3">jous</text:span><text:tab/><text:tab/><text:tab/><text:tab/><text:span text:style-name="T61">05</text:span>/<text:span text:style-name="T6">12</text:span>/2<text:span text:style-name="T1">4</text:span></text:p>
      <text:p text:style-name="P95"/>
      <text:p text:style-name="P102">Baixem al taller, continuem amb la <text:a xlink:type="simple" xlink:href="https://paulinoposada.github.io/web_e/web_e_2425/documents/practiques/practica_condensador.pdf"><text:span text:style-name="T62">pràctica condensador</text:span></text:a><text:span text:style-name="T62">.</text:span> </text:p>
      <text:p text:style-name="P75"/>
      <text:p text:style-name="P92"/>
      <text:p text:style-name="P92"/>
      <text:p text:style-name="P16">Di<text:span text:style-name="T5">vendres</text:span><text:tab/><text:tab/><text:tab/><text:span text:style-name="T61">06</text:span>/<text:span text:style-name="T6">12</text:span>/2<text:span text:style-name="T1">4</text:span></text:p>
      <text:p text:style-name="P80"/>
      <text:p text:style-name="P102">Festiu</text:p>
      <text:p text:style-name="P150"/>
      <text:p text:style-name="P150"/>
      <text:p text:style-name="P150"><text:span text:style-name="T27">Di</text:span><text:span text:style-name="T28">mecres</text:span><text:span text:style-name="T27"><text:tab/><text:tab/><text:tab/></text:span><text:span text:style-name="T36">11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6"/>
      <text:p text:style-name="P103">Baixa</text:p>
      <text:p text:style-name="P54"/>
      <text:p text:style-name="P17"/>
      <text:p text:style-name="P17">Di<text:span text:style-name="T3">jous</text:span><text:tab/><text:tab/><text:tab/><text:tab/><text:span text:style-name="T63">12</text:span>/<text:span text:style-name="T6">12</text:span>/2<text:span text:style-name="T1">4</text:span></text:p>
      <text:p text:style-name="P96"/>
      <text:p text:style-name="P103">Baixa</text:p>
      <text:p text:style-name="P76"/>
      <text:p text:style-name="P93"/>
      <text:p text:style-name="P17"/>
      <text:p text:style-name="P170">Di<text:span text:style-name="T5">vendres</text:span><text:tab/><text:tab/><text:tab/><text:span text:style-name="T63">13</text:span>/<text:span text:style-name="T6">12</text:span>/2<text:span text:style-name="T1">4</text:span></text:p>
      <text:p text:style-name="P81"/>
      <text:p text:style-name="P103">Baixa</text:p>
      <text:p text:style-name="P81"/>
      <text:p text:style-name="P81"/>
      <text:p text:style-name="P150"><text:span text:style-name="T27">Di</text:span><text:span text:style-name="T28">mecres</text:span><text:span text:style-name="T27"><text:tab/><text:tab/><text:tab/></text:span><text:span text:style-name="T36">1</text:span><text:span text:style-name="T37">8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6"/>
      <text:p text:style-name="P103">Comentem dubtes examen.</text:p>
      <text:p text:style-name="P86">Co<text:span text:style-name="T60">ntinuat</text:span> amb <text:a xlink:type="simple" xlink:href="https://paulinoposada.github.io/web_e/web_e_2425/documents/apunts/unitat_6_magnetisme/e_apunts_ud_6_gs.pdf">unitat 6</text:a>.</text:p>
      <text:p text:style-name="P103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63">19</text:span>/<text:span text:style-name="T6">12</text:span>/2<text:span text:style-name="T1">4</text:span></text:p>
      <text:p text:style-name="P96"/>
      <text:p text:style-name="P103">Examen</text:p>
      <text:p text:style-name="P76"/>
      <text:p text:style-name="P93"/>
      <text:p text:style-name="P151"><text:span text:style-name="T27">Di</text:span><text:span text:style-name="T28">mecres</text:span><text:span text:style-name="T27"><text:tab/><text:tab/><text:tab/></text:span><text:span text:style-name="T38">0</text:span><text:span text:style-name="T37">8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6">Repassem <text:a xlink:type="simple" xlink:href="https://paulinoposada.github.io/web_e/web_e_2425/documents/apunts/unitat_6_magnetisme/e_apunts_ud_6_gs.pdf"><text:span text:style-name="T58">unitat 6</text:span></text:a>.</text:p>
      <text:p text:style-name="P105">Comentem apartat 1.7 Inductores i inductancia</text:p>
      <text:p text:style-name="P97"/>
      <text:p text:style-name="P104"/>
      <text:p text:style-name="P152"><text:span text:style-name="T27">Di</text:span><text:span text:style-name="T39">jous</text:span><text:span text:style-name="T27"><text:tab/><text:tab/><text:tab/><text:tab/></text:span><text:span text:style-name="T38">0</text:span><text:span text:style-name="T39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6"/>
      <text:p text:style-name="P87">Co<text:span text:style-name="T60">ntinuat</text:span> amb <text:a xlink:type="simple" xlink:href="https://paulinoposada.github.io/web_e/web_e_2425/documents/apunts/unitat_6_magnetisme/e_apunts_ud_6_gs.pdf">unitat 6</text:a>.</text:p>
      <text:p text:style-name="P106">Comentem apartat 1.<text:span text:style-name="T64">8</text:span> <text:span text:style-name="T64">Càlcul d'inductors.</text:span></text:p>
      <text:p text:style-name="P98"/>
      <text:p text:style-name="P153"/>
      <text:p text:style-name="P153"><text:span text:style-name="T27">Di</text:span><text:span text:style-name="T40">vendres</text:span><text:span text:style-name="T27"><text:tab/><text:tab/><text:tab/></text:span><text:span text:style-name="T40">1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7"/>
      <text:p text:style-name="P88">Co<text:span text:style-name="T60">ntinuat</text:span> amb <text:a xlink:type="simple" xlink:href="https://paulinoposada.github.io/web_e/web_e_2425/documents/apunts/unitat_6_magnetisme/e_apunts_ud_6_gs.pdf">unitat 6</text:a>.</text:p>
      <text:p text:style-name="P107">Comentem apartat<text:span text:style-name="T65">s</text:span> 1.<text:span text:style-name="T65">9</text:span> <text:span text:style-name="T65">Factors que influeixen en l'inductància, 1.10 Inductors en sèrie i paral·lel i 1.11 Inductors en la pràctica.</text:span></text:p>
      <text:p text:style-name="P107"/>
      <text:p text:style-name="P99"/>
      <text:p text:style-name="P154"><text:span text:style-name="T27">Di</text:span><text:span text:style-name="T28">mecres</text:span><text:span text:style-name="T27"><text:tab/><text:tab/><text:tab/></text:span><text:span text:style-name="T41">15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8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108"/>
      <text:p text:style-name="P21"/>
      <text:p text:style-name="P21">Dijous <text:tab/><text:tab/><text:tab/>16/01/25</text:p>
      <text:p text:style-name="P21"/>
      <text:p text:style-name="P89">Co<text:span text:style-name="T60">ntinuat</text:span> amb <text:a xlink:type="simple" xlink:href="https://paulinoposada.github.io/web_e/web_e_2425/documents/apunts/unitat_6_magnetisme/e_apunts_ud_6_gs.pdf">unitat 6</text:a>.</text:p>
      <text:p text:style-name="P109">Comentem el<text:span text:style-name="T66">s</text:span> exercicis 1.12-1 a 1<text:span text:style-name="T66">2</text:span></text:p>
      <text:p text:style-name="P21"/>
      <text:p text:style-name="P21"/>
      <text:p text:style-name="P22"/>
      <text:p text:style-name="P171">Di<text:span text:style-name="T66">vendres</text:span> <text:tab/><text:tab/><text:tab/>1<text:span text:style-name="T66">7</text:span>/01/25</text:p>
      <text:p text:style-name="P22"/>
      <text:p text:style-name="P90"><text:span text:style-name="T66">Acabat</text:span> amb <text:a xlink:type="simple" xlink:href="https://paulinoposada.github.io/web_e/web_e_2425/documents/apunts/unitat_6_magnetisme/e_apunts_ud_6_gs.pdf">unitat 6</text:a>.</text:p>
      <text:p text:style-name="P110">Comen<text:span text:style-name="T66">tem</text:span> l<text:span text:style-name="T66">'</text:span>exercici 1.12-13</text:p>
      <text:p text:style-name="P110"/>
      <text:p text:style-name="P111">Començat amb la <text:a xlink:type="simple" xlink:href="https://paulinoposada.github.io/web_e/web_e_2425/documents/apunts/unitat_7_ca/e_apunts_ud_7_gs.pdf">unitat 7</text:a> - Corrent altern</text:p>
      <text:p text:style-name="P110">Come<text:span text:style-name="T66">nçam a comentar l'apartat 1, teoria bàsica.</text:span></text:p>
      <text:p text:style-name="P111"/>
      <text:p text:style-name="P111"/>
      <text:p text:style-name="P155"><text:span text:style-name="T27">Di</text:span><text:span text:style-name="T28">mecres</text:span><text:span text:style-name="T27"><text:tab/><text:tab/><text:tab/></text:span><text:span text:style-name="T42">22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55"/>
      <text:p text:style-name="P163"><text:span text:style-name="T38">F</text:span><text:span text:style-name="T27">et l'esquema de la </text:span><text:a xlink:type="simple" xlink:href="https://paulinoposada.github.io/web_e/web_e_2425/documents/practiques/practica_motor_2.pdf"><text:span text:style-name="T27">pràctica motor 2</text:span></text:a><text:span text:style-name="T27"> amb Cade Simu.</text:span></text:p>
      <text:p text:style-name="P115">Comentat el funcionament del circuit.</text:p>
      <text:p text:style-name="P163"><text:span text:style-name="T27">Vist </text:span><text:a xlink:type="simple" xlink:href="https://youtu.be/n0RMqn6cTBE?si=_o_gl0OTpLrHETo3"><text:span text:style-name="T27">vídeo explicatiu del funcionament d'un generador elèctric trifàsic.</text:span></text:a></text:p>
      <text:p text:style-name="P119">Baixat al taller. Comencen a muntar la pràctica motor 2, els grups 1 i 2</text:p>
      <text:p text:style-name="P156"/>
      <text:p text:style-name="P156"/>
      <text:p text:style-name="P156"><text:span text:style-name="T27">Di</text:span><text:span text:style-name="T43">jous</text:span><text:span text:style-name="T27"><text:tab/><text:tab/><text:tab/><text:tab/></text:span><text:span text:style-name="T42">2</text:span><text:span text:style-name="T43">3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56"/>
      <text:p text:style-name="P112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16"><text:span text:style-name="T68">Terminem de c</text:span>oment<text:span text:style-name="T68">ar</text:span> <text:span text:style-name="T68">l'</text:span>apartat <text:span text:style-name="T68">1 Corrient altern (ca, AC), teoria bàsica.</text:span> </text:p>
      <text:p text:style-name="P111"/>
      <text:p text:style-name="P111"/>
      <text:p text:style-name="P111"/>
      <text:p text:style-name="P157"><text:span text:style-name="T27">Di</text:span><text:span text:style-name="T44">vendres</text:span><text:span text:style-name="T27"><text:tab/><text:tab/><text:tab/></text:span><text:span text:style-name="T42">2</text:span><text:span text:style-name="T44">4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57"/>
      <text:p text:style-name="P113"><text:span text:style-name="T69">Repassat els exercicis 1.12-14 i 1.12-15 de la </text:span><text:a xlink:type="simple" xlink:href="https://paulinoposada.github.io/web_e/web_e_2425/documents/apunts/unitat_6_magnetisme/e_apunts_ud_6_gs.pdf"><text:span text:style-name="T69">unitat 6</text:span></text:a><text:span text:style-name="T69">.</text:span></text:p>
      <text:p text:style-name="P117"/>
      <text:p text:style-name="P117"/>
      <text:p text:style-name="P158"><text:span text:style-name="T27">Di</text:span><text:span text:style-name="T45">mecres</text:span><text:span text:style-name="T27"><text:tab/><text:tab/><text:tab/></text:span><text:span text:style-name="T42">2</text:span><text:span text:style-name="T45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58"/>
      <text:p text:style-name="P164"><text:span text:style-name="T38">C</text:span><text:span text:style-name="T27">omentem dubtes relatius a l'examen de demà.</text:span></text:p>
      <text:p text:style-name="P18"/>
      <text:p text:style-name="P18"/>
      <text:p text:style-name="P159"><text:span text:style-name="T27">D</text:span><text:span text:style-name="T47">ijous</text:span><text:span text:style-name="T27"><text:tab/><text:tab/><text:tab/></text:span><text:span text:style-name="T46">3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65"/>
      <text:p text:style-name="P165"><text:span text:style-name="T46">Feim el primer examen de la segona avaluació</text:span><text:span text:style-name="T27">.</text:span></text:p>
      <text:p text:style-name="P19"/>
      <text:p text:style-name="P19"/>
      <text:p text:style-name="P23">Divendres<text:tab/><text:tab/>31/01/25</text:p>
      <text:p text:style-name="P23"/>
      <text:p text:style-name="P120">Comentem la solució de l'examen.</text:p>
      <text:p text:style-name="P120"/>
      <text:p text:style-name="P120"/>
      <text:p text:style-name="P160"><text:span text:style-name="T27">Di</text:span><text:span text:style-name="T45">mecres</text:span><text:span text:style-name="T27"><text:tab/><text:tab/></text:span><text:span text:style-name="T48">05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60"/>
      <text:p text:style-name="P162"><text:span text:style-name="T26">Feim la practica 1 amb l'</text:span><text:span text:style-name="T20"> </text:span><text:a xlink:type="simple" xlink:href="https://paulinoposada.github.io/web_e/web_e_2425/documents/apunts/arduino/e_apunts_arduino.pdf"><text:span text:style-name="T20">Arduino</text:span></text:a><text:span text:style-name="T20">.</text:span></text:p>
      <text:p text:style-name="P160"/>
      <text:p text:style-name="P160"/>
      <text:p text:style-name="P161"/>
      <text:p text:style-name="P173"><text:span text:style-name="T27">Di</text:span><text:span text:style-name="T49">jous</text:span><text:span text:style-name="T27"><text:tab/><text:tab/><text:tab/></text:span><text:span text:style-name="T48">0</text:span><text:span text:style-name="T49">6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61"/>
      <text:p text:style-name="P114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18"/>
      <text:p text:style-name="P121">Comentem apartat 1.1 Corriente alterna monofásica </text:p>
      <text:p text:style-name="P121">Comentem apartat 1.1.1 Esquema de principio de un generador de corriente continua</text:p>
      <text:p text:style-name="P118"><text:span text:style-name="T70">Comentem apartat 1.1.2 Inducción de corriente al mover un conductor dentro de un campo magnético</text:span> </text:p>
      <text:p text:style-name="P121">Comentem apartat 1.1.3 Fuerza sobre un conductor por el que circula una coriente que se encuentra dentro de un campo magnètico.</text:p>
      <text:p text:style-name="P20"/>
      <text:p text:style-name="P20"/>
      <text:p text:style-name="P20">Di<text:span text:style-name="T72">vendres</text:span><text:tab/><text:tab/><text:tab/><text:span text:style-name="T71">07</text:span>/<text:span text:style-name="T67">02</text:span>/2<text:span text:style-name="T67">5</text:span></text:p>
      <text:p text:style-name="P118"/>
      <text:p text:style-name="P122">Pràctica <text:span text:style-name="T71"><text:s/></text:span><text:a xlink:type="simple" xlink:href="https://paulinoposada.github.io/web_e/web_e_2425/documents/apunts/arduino/e_apunts_arduino.pdf"><text:span text:style-name="T71">Arduino</text:span></text:a><text:span text:style-name="T71">.</text:span></text:p>
      <text:p text:style-name="P24"><text:span text:style-name="T18">Feim </text:span><text:span text:style-name="T19">l'exercici 1</text:span><text:span text:style-name="T18"> </text:span></text:p>
      <text:p text:style-name="P129">Crea un sketch que encienda secuencialmente 3 LEDs, con una pausa de 1 segundo entre el encendido y apagado. Dibuja el esquema de montaje de los 3 LEDs. </text:p>
      <text:p text:style-name="P130"/>
      <text:p text:style-name="P130"/>
      <text:p text:style-name="P143"><text:span text:style-name="T73">D</text:span>i<text:span text:style-name="T73">mecres</text:span><text:tab/><text:tab/><text:tab/><text:span text:style-name="T73">12</text:span>/<text:span text:style-name="T67">02</text:span>/2<text:span text:style-name="T67">5</text:span></text:p>
      <text:p text:style-name="P143"/>
      <text:p text:style-name="P131"><text:a xlink:type="simple" xlink:href="https://paulinoposada.github.io/web_e/web_e_2425/documents/practiques/practica_magnetisme_1.pdf">Pràctica </text:a><text:a xlink:type="simple" xlink:href="https://paulinoposada.github.io/web_e/web_e_2425/documents/practiques/practica_magnetisme_1.pdf"><text:span text:style-name="T74">magnetisme 1</text:span></text:a> </text:p>
      <text:p text:style-name="P131"/>
      <text:p text:style-name="P131"/>
      <text:p text:style-name="P143"><text:span text:style-name="T73">D</text:span>i<text:span text:style-name="T73">jous</text:span><text:tab/><text:tab/><text:tab/><text:tab/><text:span text:style-name="T73">13</text:span>/<text:span text:style-name="T67">02</text:span>/2<text:span text:style-name="T67">5</text:span></text:p>
      <text:p text:style-name="P143"/>
      <text:p text:style-name="P132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32"/>
      <text:p text:style-name="P136">Comentem <text:span text:style-name="T73">exercicis 1.1.5-1 a 4.</text:span></text:p>
      <text:p text:style-name="P131"/>
      <text:p text:style-name="P131"/>
      <text:p text:style-name="P161"/>
      <text:p text:style-name="P25">Divendres <text:tab/><text:tab/><text:tab/>14/02/25</text:p>
      <text:p text:style-name="P25"/>
      <text:p text:style-name="P133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33"/>
      <text:p text:style-name="P137">Comentem l'apartat 1.2.3 Velocitat angular</text:p>
      <text:p text:style-name="P137">Comentem els exercicis 1.2.3-1 i 2.</text:p>
      <text:p text:style-name="P137"/>
      <text:p text:style-name="P137"/>
      <text:p text:style-name="P26">Di<text:span text:style-name="T75">mecres</text:span> <text:tab/><text:tab/><text:tab/>1<text:span text:style-name="T75">9</text:span>/02/25</text:p>
      <text:p text:style-name="P144"/>
      <text:p text:style-name="P140">Pràctica <text:span text:style-name="T71"><text:s/></text:span><text:a xlink:type="simple" xlink:href="https://paulinoposada.github.io/web_e/web_e_2425/documents/apunts/arduino/e_apunts_arduino.pdf"><text:span text:style-name="T71">Arduino</text:span></text:a><text:span text:style-name="T71">.</text:span></text:p>
      <text:p text:style-name="P139">Comentem esquema i muntatge de l'exercici 1 (pàg. 21).</text:p>
      <text:p text:style-name="P139">Muntem la pràctica 2 - LED encès per un polsador.</text:p>
      <text:p text:style-name="P137"/>
      <text:p text:style-name="P27"/>
      <text:p text:style-name="P172">Di<text:span text:style-name="T76">jous</text:span> <text:tab/><text:tab/><text:tab/><text:span text:style-name="T76">20</text:span>/02/25</text:p>
      <text:p text:style-name="P27"/>
      <text:p text:style-name="P134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34"/>
      <text:p text:style-name="P138">Comentem l'apartat 1.2.<text:span text:style-name="T76">4 Seno y coseno.</text:span></text:p>
      <text:p text:style-name="P138">Comentem l'apartat 1.2.<text:span text:style-name="T76">5 Representación gráfica de intensidad y tensión.</text:span></text:p>
      <text:p text:style-name="P141">Comentem l'apartat 1.2.5.1 Ondas de intensidad y tensión en una resistencia</text:p>
      <text:p text:style-name="P141"/>
      <text:p text:style-name="P28"/>
      <text:p text:style-name="P28">Di<text:span text:style-name="T77">vendres</text:span> <text:tab/><text:tab/><text:tab/><text:span text:style-name="T76">21</text:span>/02/25</text:p>
      <text:p text:style-name="P28"/>
      <text:p text:style-name="P135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42"/>
      <text:p text:style-name="P142">Repassem l'exercici 1.2.5.1.</text:p>
      <text:p text:style-name="P142">Comentem l'exercici 1.2.5.2.</text:p>
      <text:p text:style-name="P135"/>
      <text:p text:style-name="P135"/>
      <text:p text:style-name="P29">Di<text:span text:style-name="T78">mecres</text:span> <text:tab/><text:tab/><text:tab/><text:span text:style-name="T76">26</text:span>/02/25</text:p>
      <text:p text:style-name="P29"/>
      <text:p text:style-name="P123">Comentem dubtes examen de demà.</text:p>
      <text:p text:style-name="P123"/>
      <text:p text:style-name="P123"><text:a xlink:type="simple" xlink:href="https://paulinoposada.github.io/web_e/web_e_2425/documents/apunts/arduino/e_apunts_arduino.pdf"><text:span text:style-name="T52">Arduino</text:span></text:a><text:span text:style-name="T52"> </text:span><text:span text:style-name="T50">c</text:span>omencem amb practica 3: Mesurament de tensió.</text:p>
      <text:p text:style-name="P123"/>
      <text:p text:style-name="P123"/>
      <text:p text:style-name="P30">Di<text:span text:style-name="T79">jous</text:span> <text:tab/><text:tab/><text:tab/><text:span text:style-name="T76">27</text:span>/02/25</text:p>
      <text:p text:style-name="P30"/>
      <text:p text:style-name="P124">Examen final segona avaluació.</text:p>
      <text:p text:style-name="P124"/>
      <text:p text:style-name="P124"/>
      <text:p text:style-name="P31">Di<text:span text:style-name="T78">mecres</text:span> <text:tab/><text:tab/><text:tab/><text:span text:style-name="T76">26</text:span>/0<text:span text:style-name="T80">3</text:span>/25</text:p>
      <text:p text:style-name="P31"/>
      <text:p text:style-name="P210">Baixem al taller, comencem amb la <text:a xlink:type="simple" xlink:href="https://paulinoposada.github.io/web_e/web_e_2425/documents/practiques/practica_motor_2/practica_motor_2.pdf">pràctica motor 2</text:a>.</text:p>
      <text:p text:style-name="P210"/>
      <text:p text:style-name="P210"/>
      <text:p text:style-name="P213">Di<text:span text:style-name="T81">jous</text:span> <text:tab/><text:tab/><text:tab/><text:span text:style-name="T76">27</text:span>/0<text:span text:style-name="T80">3</text:span>/25</text:p>
      <text:p text:style-name="P213"/>
      <text:p text:style-name="P212">Continuem amb la <text:a xlink:type="simple" xlink:href="https://paulinoposada.github.io/web_e/web_e_2425/documents/apunts/unitat_7_ca/e_apunts_ud_7_gs.pdf">unitat 7</text:a>.</text:p>
      <text:p text:style-name="P212"/>
      <text:p text:style-name="P212">Comentem apartat 13 Formes d'ona en corrent alterna, apartat 14 Medició en corrent alterna i apartat 15 Fase en CA.</text:p>
      <text:p text:style-name="P212"/>
      <text:p text:style-name="P213"/>
      <text:p text:style-name="P2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3-27T23:44:53.147907599</dc:date>
    <meta:editing-duration>PT5H59M35S</meta:editing-duration>
    <meta:editing-cycles>117</meta:editing-cycles>
    <meta:document-statistic meta:table-count="0" meta:image-count="0" meta:object-count="0" meta:page-count="9" meta:paragraph-count="226" meta:word-count="1107" meta:character-count="7306" meta:non-whitespace-character-count="6262"/>
  </office:meta>
</office:document-meta>
</file>